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4.5.0.2</text:p>
          </table:table-cell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1</text:p>
          </table:table-cell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0.0.1</text:p>
          </table:table-cell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2.2.0.1</text:p>
          </table:table-cell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 (file change)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3.0.1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/>
          <table:table-cell table:style-name="ce18"/>
          <table:table-cell table:style-name="ce20"/>
          <table:table-cell table:style-name="ce30" table:number-columns-repeated="2"/>
        </table:table-row>
        <table:table-row table:style-name="ro4" table:number-rows-repeated="1048539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0:42:40.289336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6T10:42:53.023385979</dc:date>
    <meta:editing-duration>PT9H52M16S</meta:editing-duration>
    <meta:editing-cycles>54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3" meta:object-count="0"/>
  </office:meta>
</office:document-meta>
</file>